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/>
    </style:style>
  </office:automatic-styles>
  <office:body>
    <office:text text:use-soft-page-breaks="true">
      <text:p text:style-name="P1">PRACTICAL NO <text:s/>4</text:p>
      <text:p text:style-name="Standard"/>
      <text:p text:style-name="Standard"/>
      <text:p text:style-name="Standard"/>
      <text:p text:style-name="Standard">#include &lt;iostream&gt;</text:p>
      <text:p text:style-name="Standard">#include &lt;string&gt;</text:p>
      <text:p text:style-name="Standard">using namespace std;</text:p>
      <text:p text:style-name="Standard">class Test{</text:p>
      <text:p text:style-name="Standard"><text:s text:c="4"/>public:</text:p>
      <text:p text:style-name="Standard"><text:s text:c="4"/>string stack[10];</text:p>
      <text:p text:style-name="Standard"><text:s text:c="4"/>string value;</text:p>
      <text:p text:style-name="Standard"><text:s text:c="4"/>int top_undo,top_redo,size;</text:p>
      <text:p text:style-name="Standard"><text:s text:c="4"/>Test(){</text:p>
      <text:p text:style-name="Standard"><text:s text:c="4"/>size=10;</text:p>
      <text:p text:style-name="Standard"><text:s text:c="4"/>top_undo=-1;</text:p>
      <text:p text:style-name="Standard"><text:s text:c="4"/>top_redo=size;</text:p>
      <text:p text:style-name="Standard"><text:s text:c="4"/>}</text:p>
      <text:p text:style-name="Standard"/>
      <text:p text:style-name="Standard"><text:s text:c="4"/>void make_change(string value){</text:p>
      <text:p text:style-name="Standard"><text:s text:c="8"/>if(top_undo+1==top_redo){</text:p>
      <text:p text:style-name="Standard"><text:s text:c="12"/>cout&lt;&lt;"\nOverflow";</text:p>
      <text:p text:style-name="Standard"><text:s text:c="8"/>}else{</text:p>
      <text:p text:style-name="Standard"><text:s text:c="12"/>top_undo++;</text:p>
      <text:p text:style-name="Standard"><text:s text:c="12"/>stack[top_undo]=value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void undo(){</text:p>
      <text:p text:style-name="Standard"><text:s text:c="8"/>if (top_undo==-1){</text:p>
      <text:p text:style-name="Standard"><text:s text:c="12"/>cout&lt;&lt;"\nUnderflow";</text:p>
      <text:p text:style-name="Standard"><text:s text:c="8"/>}else{</text:p>
      <text:p text:style-name="Standard"><text:s text:c="12"/>string key=stack[top_undo];</text:p>
      <text:p text:style-name="Standard"><text:s text:c="12"/>stack[top_redo]=key;</text:p>
      <text:p text:style-name="Standard"><text:s text:c="12"/>top_redo--;</text:p>
      <text:p text:style-name="Standard"><text:s text:c="12"/>top_undo--;</text:p>
      <text:p text:style-name="Standard"><text:s text:c="8"/>}</text:p>
      <text:p text:style-name="Standard"><text:s text:c="4"/>}</text:p>
      <text:p text:style-name="Standard"/>
      <text:p text:style-name="Standard"><text:s text:c="4"/>void redo(){</text:p>
      <text:p text:style-name="Standard"><text:s text:c="8"/>if (top_redo==size){</text:p>
      <text:p text:style-name="Standard"><text:s text:c="12"/>cout&lt;&lt;"\nNo element";</text:p>
      <text:p text:style-name="Standard"><text:s text:c="8"/>}else{</text:p>
      <text:p text:style-name="Standard"><text:s text:c="12"/>top_redo++; <text:s/></text:p>
      <text:p text:style-name="Standard"><text:s text:c="12"/>string key = stack[top_redo];</text:p>
      <text:p text:style-name="Standard"><text:s text:c="12"/>top_undo++;</text:p>
      <text:p text:style-name="Standard"><text:s text:c="12"/>stack[top_undo] = key;</text:p>
      <text:p text:style-name="Standard"><text:s text:c="8"/>}</text:p>
      <text:p text:style-name="Standard"><text:s text:c="4"/>}</text:p>
      <text:p text:style-name="Standard"/>
      <text:p text:style-name="Standard"><text:s text:c="4"/>void display(){</text:p>
      <text:p text:style-name="Standard"><text:s text:c="8"/>if<text:s/>(top_undo==-1){</text:p>
      <text:soft-page-break/>
      <text:p text:style-name="Standard"><text:s text:c="12"/>cout&lt;&lt;"\nNothing to display";</text:p>
      <text:p text:style-name="Standard"><text:s text:c="8"/>}else{</text:p>
      <text:p text:style-name="Standard"><text:s text:c="12"/>for(int i =0;i&lt;=top_undo;i++){</text:p>
      <text:p text:style-name="Standard"><text:s text:c="16"/>cout&lt;&lt;stack[i]&lt;&lt;"\t";</text:p>
      <text:p text:style-name="Standard"><text:s text:c="12"/>}</text:p>
      <text:p text:style-name="Standard"><text:s text:c="8"/>}</text:p>
      <text:p text:style-name="Standard"><text:s text:c="4"/>}</text:p>
      <text:p text:style-name="Standard">};</text:p>
      <text:p text:style-name="Standard">int main(){</text:p>
      <text:p text:style-name="Standard"><text:s text:c="4"/>Test t;</text:p>
      <text:p text:style-name="Standard"><text:s text:c="4"/>int ch;</text:p>
      <text:p text:style-name="Standard"><text:s text:c="4"/>string value;</text:p>
      <text:p text:style-name="Standard"><text:s text:c="4"/>do {</text:p>
      <text:p text:style-name="Standard"><text:s text:c="8"/>cout&lt;&lt;"\n1. Make a change\n";</text:p>
      <text:p text:style-name="Standard"><text:s text:c="8"/>cout&lt;&lt;"2. Undo\n";</text:p>
      <text:p text:style-name="Standard"><text:s text:c="8"/>cout&lt;&lt;"3. Redo\n";</text:p>
      <text:p text:style-name="Standard"><text:s text:c="8"/>cout&lt;&lt;"4. Display\n";</text:p>
      <text:p text:style-name="Standard"><text:s text:c="8"/>cout&lt;&lt;"Enter task to perform:\n";</text:p>
      <text:p text:style-name="Standard"><text:s text:c="8"/>cin&gt;&gt;ch;</text:p>
      <text:p text:style-name="Standard"><text:s text:c="8"/>switch (ch){</text:p>
      <text:p text:style-name="Standard"><text:s text:c="12"/>case 1: cout&lt;&lt;"Enter value in stack :\n ";</text:p>
      <text:p text:style-name="Standard"><text:s text:c="12"/>cin&gt;&gt;value;</text:p>
      <text:p text:style-name="Standard"><text:s text:c="12"/>t.make_change(value);</text:p>
      <text:p text:style-name="Standard"><text:s text:c="12"/>break;</text:p>
      <text:p text:style-name="Standard"><text:s text:c="12"/>case 2:</text:p>
      <text:p text:style-name="Standard"><text:s text:c="12"/>t.undo();</text:p>
      <text:p text:style-name="Standard"><text:s text:c="12"/>break;</text:p>
      <text:p text:style-name="Standard"><text:s text:c="12"/>case 3:</text:p>
      <text:p text:style-name="Standard"><text:s text:c="12"/>t.redo();</text:p>
      <text:p text:style-name="Standard"><text:s text:c="12"/>break;</text:p>
      <text:p text:style-name="Standard"><text:s text:c="12"/>case 4:</text:p>
      <text:p text:style-name="Standard"><text:s text:c="12"/>t.display();</text:p>
      <text:p text:style-name="Standard"><text:s text:c="12"/>break;</text:p>
      <text:p text:style-name="Standard"><text:s text:c="11"/></text:p>
      <text:p text:style-name="Standard"><text:s text:c="8"/>}</text:p>
      <text:p text:style-name="Standard"><text:s text:c="4"/>}while(ch!=0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DINATH</meta:initial-creator>
    <dc:creator>ADINATH</dc:creator>
    <meta:creation-date>2026-05-04T08:16:00Z</meta:creation-date>
    <dc:date>2026-05-04T08:16:00Z</dc:date>
    <meta:template xlink:href="Normal" xlink:type="simple"/>
    <meta:editing-cycles>2</meta:editing-cycles>
    <meta:editing-duration>PT0S</meta:editing-duration>
    <meta:document-statistic meta:page-count="2" meta:paragraph-count="3" meta:word-count="263" meta:character-count="1760" meta:row-count="12" meta:non-whitespace-character-count="1500"/>
  </office:meta>
</office:document-meta>
</file>